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stroke="none" svg:stroke-color="#000000" draw:fill="none" draw:fill-color="#ffffff" fo:min-height="0.635cm"/>
    </style:style>
    <style:style style:name="gr5" style:family="graphic" style:parent-style-name="standard">
      <style:graphic-properties draw:stroke="none" svg:stroke-color="#000000" draw:fill="none" draw:fill-color="#ffffff" fo:min-height="0.762cm"/>
    </style:style>
    <style:style style:name="gr6" style:family="graphic" style:parent-style-name="standard">
      <style:graphic-properties draw:stroke="none" svg:stroke-color="#000000" draw:fill="none" draw:fill-color="#ffffff" fo:min-height="0.893cm"/>
    </style:style>
    <style:style style:name="gr7" style:family="graphic" style:parent-style-name="standard">
      <style:graphic-properties draw:textarea-horizontal-align="left" draw:textarea-vertical-align="middle" draw:auto-grow-height="false" fo:min-height="0cm" fo:min-width="0cm" fo:wrap-option="wrap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2.54cm" svg:height="2.54cm" svg:x="3.159cm" svg:y="2.778cm">
          <text:p text:style-name="P1">St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" draw:id="id2" draw:layer="layout" svg:width="2.54cm" svg:height="2.54cm" svg:x="8.366cm" svg:y="2.778cm">
          <text:p text:style-name="P1">Good</text:p>
          <text:p text:style-name="P1">St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curve" svg:x1="5.699cm" svg:y1="4.048cm" svg:x2="8.366cm" svg:y2="4.048cm" draw:start-shape="id1" draw:start-glue-point="10" draw:end-shape="id2" draw:end-glue-point="6" svg:d="m5699 4048h2667" svg:viewBox="0 0 2668 1">
          <text:p/>
        </draw:connector>
        <draw:connector draw:style-name="gr2" draw:text-style-name="P1" draw:layer="layout" draw:type="curve" svg:x1="10.906cm" svg:y1="4.048cm" svg:x2="9.636cm" svg:y2="2.778cm" draw:start-shape="id2" draw:start-glue-point="10" draw:end-shape="id2" draw:end-glue-point="4" svg:d="m10906 4048c753 0 627-886 122-1391s-1392-630-1392 121" svg:viewBox="0 0 1804 1803">
          <text:p/>
        </draw:connector>
        <draw:connector draw:style-name="gr2" draw:text-style-name="P1" draw:layer="layout" draw:type="curve" svg:x1="10.906cm" svg:y1="4.048cm" svg:x2="14.97cm" svg:y2="4.175cm" draw:start-shape="id2" draw:start-glue-point="10" draw:end-shape="id3" svg:d="m10906 4048c3049 0 1018 127 4064 127" svg:viewBox="0 0 4065 128">
          <text:p/>
        </draw:connector>
        <draw:custom-shape draw:style-name="gr3" draw:text-style-name="P1" xml:id="id4" draw:id="id4" draw:layer="layout" svg:width="2.413cm" svg:height="2.413cm" svg:x="3.286cm" svg:y="8.239cm">
          <text:p text:style-name="P1">FAIL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curve" svg:x1="4.429cm" svg:y1="5.318cm" svg:x2="4.492cm" svg:y2="8.239cm" draw:start-shape="id1" draw:start-glue-point="8" draw:end-shape="id4" draw:end-glue-point="0" svg:d="m4429 5318c0 2191 63 731 63 2921" svg:viewBox="0 0 64 2922">
          <text:p/>
        </draw:connector>
        <draw:custom-shape draw:style-name="gr3" draw:text-style-name="P1" xml:id="id3" draw:id="id3" draw:layer="layout" svg:width="3.81cm" svg:height="3.556cm" svg:x="14.97cm" svg:y="2.397cm">
          <text:p text:style-name="P1">EMIT(ID)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.668cm" svg:height="10.668cm" svg:x="-13.097cm" svg:y="0.873cm">
          <text:p text:style-name="P1">A lexer is a finite state</text:p>
          <text:p text:style-name="P1">transducer that takes </text:p>
          <text:p text:style-name="P1">in text and emits tokens.</text:p>
          <draw:enhanced-geometry svg:viewBox="0 0 21600 21600" draw:type="rectangle" draw:enhanced-path="M 0 0 L 21600 0 21600 21600 0 21600 0 0 Z N"/>
        </draw:custom-shape>
        <draw:custom-shape draw:style-name="gr1" draw:text-style-name="P1" xml:id="id5" draw:id="id5" draw:layer="layout" svg:width="2.54cm" svg:height="2.54cm" svg:x="1.127cm" svg:y="12.938cm">
          <text:p text:style-name="P1">St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layer="layout" svg:width="1.778cm" svg:height="0.962cm" svg:x="6.715cm" svg:y="14.77cm">
          <draw:text-box draw:corner-radius="0.762cm">
            <text:p>:</text:p>
          </draw:text-box>
        </draw:frame>
        <draw:custom-shape draw:style-name="gr1" draw:text-style-name="P1" xml:id="id6" draw:id="id6" draw:layer="layout" svg:width="2.54cm" svg:height="2.54cm" svg:x="7.477cm" svg:y="15.351cm">
          <text:p text:style-name="P1">Saw</text:p>
          <text:p text:style-name="P1"><text:s/>col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curve" svg:x1="3.667cm" svg:y1="14.208cm" svg:x2="7.477cm" svg:y2="16.621cm" draw:start-shape="id5" draw:start-glue-point="10" draw:end-shape="id6" draw:end-glue-point="6" svg:d="m3667 14208c2859 0 954 2413 3810 2413" svg:viewBox="0 0 3811 2414">
          <text:p/>
        </draw:connector>
        <draw:custom-shape draw:style-name="gr3" draw:text-style-name="P1" xml:id="id7" draw:id="id7" draw:layer="layout" svg:width="2.413cm" svg:height="2.413cm" svg:x="7.477cm" svg:y="20.558cm">
          <text:p text:style-name="P1">Colon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curve" svg:x1="8.747cm" svg:y1="17.891cm" svg:x2="8.683cm" svg:y2="20.558cm" draw:start-shape="id6" draw:start-glue-point="8" draw:end-shape="id7" draw:end-glue-point="0" svg:d="m8747 17891c0 2001-64 668-64 2667" svg:viewBox="0 0 65 2668">
          <text:p/>
        </draw:connector>
        <draw:custom-shape draw:style-name="gr1" draw:text-style-name="P1" xml:id="id8" draw:id="id8" draw:layer="layout" svg:width="2.54cm" svg:height="2.54cm" svg:x="12.557cm" svg:y="15.351cm">
          <text:p text:style-name="P1">Saw</text:p>
          <text:p text:style-name="P1">Colon</text:p>
          <text:p text:style-name="P1">Dash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curve" svg:x1="10.017cm" svg:y1="16.621cm" svg:x2="12.557cm" svg:y2="16.621cm" draw:start-shape="id6" draw:start-glue-point="10" draw:end-shape="id8" draw:end-glue-point="6" svg:d="m10017 16621h2540" svg:viewBox="0 0 2541 1">
          <text:p/>
        </draw:connector>
        <draw:frame draw:style-name="gr4" draw:layer="layout" svg:width="1.143cm" svg:height="0.962cm" svg:x="10.906cm" svg:y="15.605cm">
          <draw:text-box>
            <text:p>-</text:p>
          </draw:text-box>
        </draw:frame>
        <draw:custom-shape draw:style-name="gr3" draw:text-style-name="P1" xml:id="id9" draw:id="id9" draw:layer="layout" svg:width="2.413cm" svg:height="2.413cm" svg:x="17.764cm" svg:y="15.478cm">
          <text:p text:style-name="P1">Colon</text:p>
          <text:p text:style-name="P1">dash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curve" svg:x1="15.097cm" svg:y1="16.621cm" svg:x2="17.764cm" svg:y2="16.684cm" draw:start-shape="id8" draw:start-glue-point="10" draw:end-shape="id9" draw:end-glue-point="3" svg:d="m15097 16621c2001 0 668 63 2667 63" svg:viewBox="0 0 2668 64">
          <text:p/>
        </draw:connector>
        <draw:custom-shape draw:style-name="gr1" draw:text-style-name="P1" xml:id="id10" draw:id="id10" draw:layer="layout" svg:width="2.54cm" svg:height="2.54cm" svg:x="7.477cm" svg:y="11.668cm">
          <text:p text:style-name="P1">Saw</text:p>
          <text:p text:style-name="P1">Perio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curve" svg:x1="3.667cm" svg:y1="14.208cm" svg:x2="7.477cm" svg:y2="12.938cm" draw:start-shape="id5" draw:start-glue-point="10" draw:end-shape="id10" draw:end-glue-point="6" svg:d="m3667 14208c2859 0 954-1270 3810-1270" svg:viewBox="0 0 3811 1271">
          <text:p/>
        </draw:connector>
        <draw:frame draw:style-name="gr5" draw:layer="layout" svg:width="1.778cm" svg:height="1.012cm" svg:x="6.08cm" svg:y="11.541cm">
          <draw:text-box>
            <text:p>.</text:p>
          </draw:text-box>
        </draw:frame>
        <draw:custom-shape draw:style-name="gr3" draw:text-style-name="P1" xml:id="id11" draw:id="id11" draw:layer="layout" svg:width="2.413cm" svg:height="2.413cm" svg:x="12.557cm" svg:y="11.668cm">
          <text:p text:style-name="P1">period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curve" svg:x1="10.017cm" svg:y1="12.938cm" svg:x2="12.557cm" svg:y2="12.874cm" draw:start-shape="id10" draw:start-glue-point="10" draw:end-shape="id11" draw:end-glue-point="3" svg:d="m10017 12938c1905 0 635-64 2540-64" svg:viewBox="0 0 2541 65">
          <text:p/>
        </draw:connector>
        <draw:frame draw:style-name="gr6" xml:id="id12" draw:id="id12" draw:layer="layout" svg:width="6.35cm" svg:height="1.143cm" svg:x="16.875cm" svg:y="12.303cm">
          <draw:text-box>
            <text:p>getNextState()</text:p>
          </draw:text-box>
        </draw:frame>
        <draw:connector draw:style-name="gr2" draw:text-style-name="P1" draw:layer="layout" draw:type="curve" svg:x1="14.97cm" svg:y1="12.874cm" svg:x2="16.875cm" svg:y2="12.874cm" draw:start-shape="id11" draw:start-glue-point="1" draw:end-shape="id12" svg:d="m14970 12874h1905" svg:viewBox="0 0 1906 1">
          <text:p/>
        </draw:connector>
      </draw:page>
      <draw:page draw:name="page2" draw:style-name="dp1" draw:master-page-name="Default">
        <draw:custom-shape draw:style-name="gr1" draw:text-style-name="P1" xml:id="id13" draw:id="id13" draw:layer="layout" svg:width="2.413cm" svg:height="2.413cm" svg:x="2.524cm" svg:y="6.588cm">
          <text:p text:style-name="P1">St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4" draw:id="id14" draw:layer="layout" svg:width="2.413cm" svg:height="2.413cm" svg:x="7.096cm" svg:y="6.461cm">
          <text:p text:style-name="P1">(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curve" svg:x1="4.937cm" svg:y1="7.795cm" svg:x2="7.096cm" svg:y2="7.668cm" draw:start-shape="id13" draw:start-glue-point="10" draw:end-shape="id14" draw:end-glue-point="6" svg:d="m4937 7795c1618 0 539-127 2159-127" svg:viewBox="0 0 2160 128">
          <text:p/>
        </draw:connector>
        <draw:connector draw:style-name="gr2" draw:text-style-name="P1" draw:layer="layout" draw:type="curve" svg:x1="9.509cm" svg:y1="7.668cm" svg:x2="8.303cm" svg:y2="6.461cm" draw:start-shape="id14" draw:start-glue-point="10" draw:end-shape="id14" draw:end-glue-point="4" svg:d="m9509 7668c751 0 626-855 137-1345s-1343-615-1343 138" svg:viewBox="0 0 1741 1743">
          <text:p/>
        </draw:connector>
        <draw:custom-shape draw:style-name="gr7" draw:text-style-name="P1" draw:layer="layout" svg:width="11.303cm" svg:height="9.271cm" svg:x="-11.827cm" svg:y="6.207cm">
          <text:p text:style-name="P1">CFG – context free grammar. More powerful than regular expressions</text:p>
          <text:p text:style-name="P1"/>
          <text:p text:style-name="P1">G=(V,T,S,N,P)</text:p>
          <text:p text:style-name="P1">V={set of symbols}</text:p>
          <text:p text:style-name="P1">T={terminals} != V</text:p>
          <text:p text:style-name="P1">S=start symbol V</text:p>
          <text:p text:style-name="P1">N={nonterminals} != V</text:p>
          <text:p text:style-name="P1">P=productions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Ethan Estrada</meta:initial-creator>
    <meta:creation-date>2013-01-15T09:49:19</meta:creation-date>
    <dc:date>2013-01-15T10:46:04</dc:date>
    <dc:creator>Ethan Estrada</dc:creator>
    <meta:editing-duration>PT41M35S</meta:editing-duration>
    <meta:editing-cycles>4</meta:editing-cycles>
    <meta:generator>LibreOffice/3.5$Linux_X86_64 LibreOffice_project/350m1$Build-2</meta:generator>
    <meta:document-statistic meta:object-count="32"/>
  </office:meta>
</office:document-meta>
</file>